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24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8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84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6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8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89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104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9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1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1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1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14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1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26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ce13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ce133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42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4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5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7" style:family="table-cell" style:parent-style-name="Default" style:data-style-name="N0">
      <style:table-cell-properties fo:background-color="transparent"/>
    </style:style>
    <style:style style:name="ce148" style:family="table-cell" style:parent-style-name="Default">
      <style:table-cell-properties fo:background-color="transparen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3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9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Nomina y Beneficios Sociale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7"/>
          <table:covered-table-cell table:style-name="ce143"/>
          <table:covered-table-cell table:number-columns-repeated="2" table:style-name="ce27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6-30" calcext:value-type="date">
            <text:p>30-jun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81"/>
          <table:table-cell table:style-name="ce17"/>
          <table:table-cell table:style-name="ce108" table:number-columns-repeated="3"/>
          <table:table-cell table:style-name="ce131"/>
          <table:table-cell table:style-name="ce9"/>
          <table:table-cell table:style-name="ce81"/>
          <table:table-cell table:style-name="ce142"/>
          <table:table-cell table:style-name="ce151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2" office:value-type="string" office:string-value="Beneficios Sociales" calcext:value-type="string">
            <text:p><text:s/>Beneficios Sociales </text:p>
          </table:table-cell>
          <table:table-cell table:style-name="ce18"/>
          <table:table-cell table:style-name="ce109" table:number-columns-repeated="3"/>
          <table:table-cell table:style-name="ce132"/>
          <table:table-cell table:style-name="ce10"/>
          <table:table-cell table:style-name="ce82" office:value-type="string" office:string-value="Beneficios Sociales" calcext:value-type="string">
            <text:p><text:s/>Beneficios Sociales </text:p>
          </table:table-cell>
          <table:table-cell table:style-name="ce144"/>
          <table:table-cell table:style-name="ce153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401004" calcext:value-type="float">
            <text:p>201050401004 </text:p>
          </table:table-cell>
          <table:table-cell table:style-name="ce83" office:value-type="string" office:string-value="Nomina por pagar                                                                " calcext:value-type="string">
            <text:p><text:s/>Nomina por pagar <text:s text:c="64"/></text:p>
          </table:table-cell>
          <table:table-cell table:style-name="ce26"/>
          <table:table-cell table:style-name="ce110" office:value-type="float" office:value="0" calcext:value-type="float">
            <text:p>0</text:p>
          </table:table-cell>
          <table:table-cell table:style-name="ce111" table:number-columns-repeated="2"/>
          <table:table-cell table:style-name="ce110" table:formula="of:=[.D11]+[.E11]-[.F11]" office:value-type="float" office:value="0" calcext:value-type="float">
            <text:p>0</text:p>
          </table:table-cell>
          <table:table-cell table:style-name="ce11" office:value-type="float" office:value="201050401004" calcext:value-type="float">
            <text:p>201050401004 </text:p>
          </table:table-cell>
          <table:table-cell table:style-name="ce83" office:value-type="string" office:string-value="Nomina por pagar                                                                " calcext:value-type="string">
            <text:p><text:s/>Nomina por pagar <text:s text:c="64"/></text:p>
          </table:table-cell>
          <table:table-cell table:style-name="ce145" office:value-type="float" office:value="0" calcext:value-type="float">
            <text:p>0</text:p>
          </table:table-cell>
          <table:table-cell table:style-name="ce158" table:formula="of:=+[.G11]-[.J1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401001" calcext:value-type="float">
            <text:p>201050401001 </text:p>
          </table:table-cell>
          <table:table-cell table:style-name="ce83" office:value-type="string" office:string-value="Décimo tercer Sueldo                                                            " calcext:value-type="string">
            <text:p><text:s/>Décimo tercer Sueldo <text:s text:c="60"/></text:p>
          </table:table-cell>
          <table:table-cell table:style-name="ce34"/>
          <table:table-cell table:style-name="ce111" office:value-type="float" office:value="62720.14" calcext:value-type="float">
            <text:p>62,720</text:p>
          </table:table-cell>
          <table:table-cell table:style-name="ce111" table:number-columns-repeated="2"/>
          <table:table-cell table:style-name="ce110" table:formula="of:=[.D12]+[.E12]-[.F12]" office:value-type="float" office:value="62720.14" calcext:value-type="float">
            <text:p>62,720</text:p>
          </table:table-cell>
          <table:table-cell table:style-name="ce11" office:value-type="float" office:value="201050401001" calcext:value-type="float">
            <text:p>201050401001 </text:p>
          </table:table-cell>
          <table:table-cell table:style-name="ce83" office:value-type="string" office:string-value="Décimo tercer Sueldo                                                            " calcext:value-type="string">
            <text:p><text:s/>Décimo tercer Sueldo <text:s text:c="60"/></text:p>
          </table:table-cell>
          <table:table-cell table:style-name="ce146" office:value-type="float" office:value="8881.77" calcext:value-type="float">
            <text:p>8,882</text:p>
          </table:table-cell>
          <table:table-cell table:style-name="ce158" table:formula="of:=+[.G12]-[.J12]" office:value-type="float" office:value="53838.37" calcext:value-type="float">
            <text:p>53,83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401002" calcext:value-type="float">
            <text:p>201050401002 </text:p>
          </table:table-cell>
          <table:table-cell table:style-name="ce83" office:value-type="string" office:string-value="Décimo Cuarto Sueldo                                                            " calcext:value-type="string">
            <text:p><text:s/>Décimo Cuarto Sueldo <text:s text:c="60"/></text:p>
          </table:table-cell>
          <table:table-cell table:style-name="ce34"/>
          <table:table-cell table:style-name="ce111" office:value-type="float" office:value="18463.68" calcext:value-type="float">
            <text:p>18,464</text:p>
          </table:table-cell>
          <table:table-cell table:style-name="ce111" table:number-columns-repeated="2"/>
          <table:table-cell table:style-name="ce110" table:formula="of:=[.D13]+[.E13]-[.F13]" office:value-type="float" office:value="18463.68" calcext:value-type="float">
            <text:p>18,464</text:p>
          </table:table-cell>
          <table:table-cell table:style-name="ce11" office:value-type="float" office:value="201050401002" calcext:value-type="float">
            <text:p>201050401002 </text:p>
          </table:table-cell>
          <table:table-cell table:style-name="ce83" office:value-type="string" office:string-value="Décimo Cuarto Sueldo                                                            " calcext:value-type="string">
            <text:p><text:s/>Décimo Cuarto Sueldo <text:s text:c="60"/></text:p>
          </table:table-cell>
          <table:table-cell table:style-name="ce146" office:value-type="float" office:value="45137.33" calcext:value-type="float">
            <text:p>45,137</text:p>
          </table:table-cell>
          <table:table-cell table:style-name="ce158" table:formula="of:=+[.G13]-[.J13]" office:value-type="float" office:value="-26673.65" calcext:value-type="float">
            <text:p>-26,67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201050401003" calcext:value-type="float">
            <text:p>201050401003 </text:p>
          </table:table-cell>
          <table:table-cell table:style-name="ce84" office:value-type="string" office:string-value="Vacaciones                                                                      " calcext:value-type="string">
            <text:p><text:s/>Vacaciones <text:s text:c="70"/></text:p>
          </table:table-cell>
          <table:table-cell table:style-name="ce36"/>
          <table:table-cell table:style-name="ce113" office:value-type="float" office:value="145980.74" calcext:value-type="float">
            <text:p>145,981</text:p>
          </table:table-cell>
          <table:table-cell table:style-name="ce113" table:number-columns-repeated="2"/>
          <table:table-cell table:style-name="ce110" table:formula="of:=[.D14]+[.E14]-[.F14]" office:value-type="float" office:value="145980.74" calcext:value-type="float">
            <text:p>145,981</text:p>
          </table:table-cell>
          <table:table-cell table:style-name="ce23" office:value-type="float" office:value="201050401003" calcext:value-type="float">
            <text:p>201050401003 </text:p>
          </table:table-cell>
          <table:table-cell table:style-name="ce84" office:value-type="string" office:string-value="Vacaciones                                                                      " calcext:value-type="string">
            <text:p><text:s/>Vacaciones <text:s text:c="70"/></text:p>
          </table:table-cell>
          <table:table-cell table:style-name="ce113" office:value-type="float" office:value="206481.63" calcext:value-type="float">
            <text:p>206,482</text:p>
          </table:table-cell>
          <table:table-cell table:style-name="ce158" table:formula="of:=+[.G14]-[.J14]" office:value-type="float" office:value="-60500.89" calcext:value-type="float">
            <text:p>-60,50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111" table:number-columns-repeated="3"/>
          <table:table-cell table:style-name="ce110"/>
          <table:table-cell table:style-name="ce11"/>
          <table:table-cell table:style-name="ce31"/>
          <table:table-cell table:style-name="ce146"/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6" office:value-type="string" office:string-value="IESS por Pagar" calcext:value-type="string">
            <text:p><text:s/>IESS por Pagar </text:p>
          </table:table-cell>
          <table:table-cell table:style-name="ce34"/>
          <table:table-cell table:style-name="ce111" table:number-columns-repeated="3"/>
          <table:table-cell table:style-name="ce110"/>
          <table:table-cell table:style-name="ce11"/>
          <table:table-cell table:style-name="ce86" office:value-type="string" office:string-value="IESS por Pagar" calcext:value-type="string">
            <text:p><text:s/>IESS por Pagar </text:p>
          </table:table-cell>
          <table:table-cell table:style-name="ce146"/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301001" calcext:value-type="float">
            <text:p>201050301001 </text:p>
          </table:table-cell>
          <table:table-cell table:style-name="ce83" office:value-type="string" office:string-value="Aportes Individual por pagar                                                    " calcext:value-type="string">
            <text:p><text:s/>Aportes Individual por pagar <text:s text:c="52"/></text:p>
          </table:table-cell>
          <table:table-cell table:style-name="ce34"/>
          <table:table-cell table:style-name="ce111" office:value-type="float" office:value="11434.11" calcext:value-type="float">
            <text:p>11,434</text:p>
          </table:table-cell>
          <table:table-cell table:style-name="ce111" table:number-columns-repeated="2"/>
          <table:table-cell table:style-name="ce110" table:formula="of:=[.D17]+[.E17]-[.F17]" office:value-type="float" office:value="11434.11" calcext:value-type="float">
            <text:p>11,434</text:p>
          </table:table-cell>
          <table:table-cell table:style-name="ce11" office:value-type="float" office:value="201050301001" calcext:value-type="float">
            <text:p>201050301001 </text:p>
          </table:table-cell>
          <table:table-cell table:style-name="ce83" office:value-type="string" office:string-value="Aportes Individual por pagar                                                    " calcext:value-type="string">
            <text:p><text:s/>Aportes Individual por pagar <text:s text:c="52"/></text:p>
          </table:table-cell>
          <table:table-cell table:style-name="ce146" office:value-type="float" office:value="10221.87" calcext:value-type="float">
            <text:p>10,222</text:p>
          </table:table-cell>
          <table:table-cell table:style-name="ce158" table:formula="of:=+[.G17]-[.J17]" office:value-type="float" office:value="1212.24" calcext:value-type="float">
            <text:p>1,21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301002" calcext:value-type="float">
            <text:p>201050301002 </text:p>
          </table:table-cell>
          <table:table-cell table:style-name="ce83" office:value-type="string" office:string-value="Aporte Patronal por Pagar                                                       " calcext:value-type="string">
            <text:p><text:s/>Aporte Patronal por Pagar <text:s text:c="55"/></text:p>
          </table:table-cell>
          <table:table-cell table:style-name="ce34"/>
          <table:table-cell table:style-name="ce111" office:value-type="float" office:value="14841.88" calcext:value-type="float">
            <text:p>14,842</text:p>
          </table:table-cell>
          <table:table-cell table:style-name="ce111" table:number-columns-repeated="2"/>
          <table:table-cell table:style-name="ce110" table:formula="of:=[.D18]+[.E18]-[.F18]" office:value-type="float" office:value="14841.88" calcext:value-type="float">
            <text:p>14,842</text:p>
          </table:table-cell>
          <table:table-cell table:style-name="ce11" office:value-type="float" office:value="201050301002" calcext:value-type="float">
            <text:p>201050301002 </text:p>
          </table:table-cell>
          <table:table-cell table:style-name="ce83" office:value-type="string" office:string-value="Aporte Patronal por Pagar                                                       " calcext:value-type="string">
            <text:p><text:s/>Aporte Patronal por Pagar <text:s text:c="55"/></text:p>
          </table:table-cell>
          <table:table-cell table:style-name="ce146" office:value-type="float" office:value="13405.3" calcext:value-type="float">
            <text:p>13,405</text:p>
          </table:table-cell>
          <table:table-cell table:style-name="ce158" table:formula="of:=+[.G18]-[.J18]" office:value-type="float" office:value="1436.58" calcext:value-type="float">
            <text:p>1,43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301003" calcext:value-type="float">
            <text:p>201050301003 </text:p>
          </table:table-cell>
          <table:table-cell table:style-name="ce83" office:value-type="string" office:string-value="Fondos de Reserva IESS                                                          " calcext:value-type="string">
            <text:p><text:s/>Fondos de Reserva IESS <text:s text:c="58"/></text:p>
          </table:table-cell>
          <table:table-cell table:style-name="ce34"/>
          <table:table-cell table:style-name="ce111" office:value-type="float" office:value="3700.75" calcext:value-type="float">
            <text:p>3,701</text:p>
          </table:table-cell>
          <table:table-cell table:style-name="ce111" table:number-columns-repeated="2"/>
          <table:table-cell table:style-name="ce110" table:formula="of:=[.D19]+[.E19]-[.F19]" office:value-type="float" office:value="3700.75" calcext:value-type="float">
            <text:p>3,701</text:p>
          </table:table-cell>
          <table:table-cell table:style-name="ce11" office:value-type="float" office:value="201050301003" calcext:value-type="float">
            <text:p>201050301003 </text:p>
          </table:table-cell>
          <table:table-cell table:style-name="ce83" office:value-type="string" office:string-value="Fondos de Reserva IESS                                                          " calcext:value-type="string">
            <text:p><text:s/>Fondos de Reserva IESS <text:s text:c="58"/></text:p>
          </table:table-cell>
          <table:table-cell table:style-name="ce146" office:value-type="float" office:value="3270.57" calcext:value-type="float">
            <text:p>3,271</text:p>
          </table:table-cell>
          <table:table-cell table:style-name="ce158" table:formula="of:=+[.G19]-[.J19]" office:value-type="float" office:value="430.18" calcext:value-type="float">
            <text:p>43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301004" calcext:value-type="float">
            <text:p>201050301004 </text:p>
          </table:table-cell>
          <table:table-cell table:style-name="ce83" office:value-type="string" office:string-value="Prestamos Quirografarios                                                        " calcext:value-type="string">
            <text:p><text:s/>Prestamos Quirografarios <text:s text:c="56"/></text:p>
          </table:table-cell>
          <table:table-cell table:style-name="ce34"/>
          <table:table-cell table:style-name="ce111" office:value-type="float" office:value="7208.07" calcext:value-type="float">
            <text:p>7,208</text:p>
          </table:table-cell>
          <table:table-cell table:style-name="ce111" table:number-columns-repeated="2"/>
          <table:table-cell table:style-name="ce110" table:formula="of:=[.D20]+[.E20]-[.F20]" office:value-type="float" office:value="7208.07" calcext:value-type="float">
            <text:p>7,208</text:p>
          </table:table-cell>
          <table:table-cell table:style-name="ce11" office:value-type="float" office:value="201050301004" calcext:value-type="float">
            <text:p>201050301004 </text:p>
          </table:table-cell>
          <table:table-cell table:style-name="ce83" office:value-type="string" office:string-value="Prestamos Quirografarios                                                        " calcext:value-type="string">
            <text:p><text:s/>Prestamos Quirografarios <text:s text:c="56"/></text:p>
          </table:table-cell>
          <table:table-cell table:style-name="ce146" office:value-type="float" office:value="7555.17" calcext:value-type="float">
            <text:p>7,555</text:p>
          </table:table-cell>
          <table:table-cell table:style-name="ce158" table:formula="of:=+[.G20]-[.J20]" office:value-type="float" office:value="-347.1" calcext:value-type="float">
            <text:p>-34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301005" calcext:value-type="float">
            <text:p>201050301005 </text:p>
          </table:table-cell>
          <table:table-cell table:style-name="ce83" office:value-type="string" office:string-value="Prestamos Hipotecarios                                                          " calcext:value-type="string">
            <text:p><text:s/>Prestamos Hipotecarios <text:s text:c="58"/></text:p>
          </table:table-cell>
          <table:table-cell table:style-name="ce34"/>
          <table:table-cell table:style-name="ce111" office:value-type="float" office:value="3475.32" calcext:value-type="float">
            <text:p>3,475</text:p>
          </table:table-cell>
          <table:table-cell table:style-name="ce111" table:number-columns-repeated="2"/>
          <table:table-cell table:style-name="ce110" table:formula="of:=[.D21]+[.E21]-[.F21]" office:value-type="float" office:value="3475.32" calcext:value-type="float">
            <text:p>3,475</text:p>
          </table:table-cell>
          <table:table-cell table:style-name="ce11" office:value-type="float" office:value="201050301005" calcext:value-type="float">
            <text:p>201050301005 </text:p>
          </table:table-cell>
          <table:table-cell table:style-name="ce83" office:value-type="string" office:string-value="Prestamos Hipotecarios                                                          " calcext:value-type="string">
            <text:p><text:s/>Prestamos Hipotecarios <text:s text:c="58"/></text:p>
          </table:table-cell>
          <table:table-cell table:style-name="ce146" office:value-type="float" office:value="3993.78" calcext:value-type="float">
            <text:p>3,994</text:p>
          </table:table-cell>
          <table:table-cell table:style-name="ce158" table:formula="of:=+[.G21]-[.J21]" office:value-type="float" office:value="-518.46" calcext:value-type="float">
            <text:p>-51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201050301010" calcext:value-type="float">
            <text:p>201050301010 </text:p>
          </table:table-cell>
          <table:table-cell table:style-name="ce84" office:value-type="string" office:string-value="Aporte Extensión de Salud                                                       " calcext:value-type="string">
            <text:p><text:s/>Aporte Extensión de Salud <text:s text:c="55"/></text:p>
          </table:table-cell>
          <table:table-cell table:style-name="ce36"/>
          <table:table-cell table:style-name="ce113" office:value-type="float" office:value="341.72" calcext:value-type="float">
            <text:p>342</text:p>
          </table:table-cell>
          <table:table-cell table:style-name="ce113" table:number-columns-repeated="2"/>
          <table:table-cell table:style-name="ce110" table:formula="of:=[.D22]+[.E22]-[.F22]" office:value-type="float" office:value="341.72" calcext:value-type="float">
            <text:p>342</text:p>
          </table:table-cell>
          <table:table-cell table:style-name="ce23" office:value-type="float" office:value="201050301010" calcext:value-type="float">
            <text:p>201050301010 </text:p>
          </table:table-cell>
          <table:table-cell table:style-name="ce84" office:value-type="string" office:string-value="Aporte Extensión de Salud                                                       " calcext:value-type="string">
            <text:p><text:s/>Aporte Extensión de Salud <text:s text:c="55"/></text:p>
          </table:table-cell>
          <table:table-cell table:style-name="ce113" office:value-type="float" office:value="205.92" calcext:value-type="float">
            <text:p>206</text:p>
          </table:table-cell>
          <table:table-cell table:style-name="ce158" table:formula="of:=+[.G22]-[.J22]" office:value-type="float" office:value="135.8" calcext:value-type="float">
            <text:p>13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88"/>
          <table:table-cell table:style-name="ce36"/>
          <table:table-cell table:style-name="ce113" table:number-columns-repeated="3"/>
          <table:table-cell table:style-name="ce110"/>
          <table:table-cell table:style-name="ce23"/>
          <table:table-cell table:style-name="ce88"/>
          <table:table-cell table:style-name="ce113"/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201050501001" calcext:value-type="float">
            <text:p>201050501001 </text:p>
          </table:table-cell>
          <table:table-cell table:style-name="ce88" office:value-type="string" office:string-value="Participaciones de utilidades a empleados                                       " calcext:value-type="string">
            <text:p><text:s/>Participaciones de utilidades a empleados <text:s text:c="39"/></text:p>
          </table:table-cell>
          <table:table-cell table:style-name="ce36"/>
          <table:table-cell table:style-name="ce113" office:value-type="float" office:value="-275.05" calcext:value-type="float">
            <text:p>-275</text:p>
          </table:table-cell>
          <table:table-cell table:style-name="ce113" table:number-columns-repeated="2"/>
          <table:table-cell table:style-name="ce110" table:formula="of:=[.D24]+[.E24]-[.F24]" office:value-type="float" office:value="-275.05" calcext:value-type="float">
            <text:p>-275</text:p>
          </table:table-cell>
          <table:table-cell table:style-name="ce23" office:value-type="float" office:value="201050501001" calcext:value-type="float">
            <text:p>201050501001 </text:p>
          </table:table-cell>
          <table:table-cell table:style-name="ce88" office:value-type="string" office:string-value="Participaciones de utilidades a empleados                                       " calcext:value-type="string">
            <text:p><text:s/>Participaciones de utilidades a empleados <text:s text:c="39"/></text:p>
          </table:table-cell>
          <table:table-cell table:style-name="ce113" office:value-type="float" office:value="222137.55" calcext:value-type="float">
            <text:p>222,138</text:p>
          </table:table-cell>
          <table:table-cell table:style-name="ce158" table:formula="of:=+[.G24]-[.J24]" office:value-type="float" office:value="-222412.6" calcext:value-type="float">
            <text:p>-222,41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88"/>
          <table:table-cell table:style-name="ce36"/>
          <table:table-cell table:style-name="ce113" table:number-columns-repeated="3"/>
          <table:table-cell table:style-name="ce110"/>
          <table:table-cell table:style-name="ce23"/>
          <table:table-cell table:style-name="ce88"/>
          <table:table-cell table:style-name="ce113"/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82" office:value-type="string" office:string-value="Otros Beneficios" calcext:value-type="string">
            <text:p><text:s/>Otros Beneficios </text:p>
          </table:table-cell>
          <table:table-cell table:style-name="ce36"/>
          <table:table-cell table:style-name="ce113" table:number-columns-repeated="3"/>
          <table:table-cell table:style-name="ce110"/>
          <table:table-cell table:style-name="ce23"/>
          <table:table-cell table:style-name="ce82" office:value-type="string" office:string-value="Otros Beneficios" calcext:value-type="string">
            <text:p><text:s/>Otros Beneficios </text:p>
          </table:table-cell>
          <table:table-cell table:style-name="ce113"/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201050101001" calcext:value-type="float">
            <text:p>201050101001 </text:p>
          </table:table-cell>
          <table:table-cell table:style-name="ce84" office:value-type="string" office:string-value="En relación de Dependencia                                                      " calcext:value-type="string">
            <text:p><text:s/>En relación de Dependencia <text:s text:c="54"/></text:p>
          </table:table-cell>
          <table:table-cell table:style-name="ce36"/>
          <table:table-cell table:style-name="ce113" office:value-type="float" office:value="0" calcext:value-type="float">
            <text:p>0</text:p>
          </table:table-cell>
          <table:table-cell table:style-name="ce113" table:number-columns-repeated="2"/>
          <table:table-cell table:style-name="ce110" table:formula="of:=[.D27]+[.E27]-[.F27]" office:value-type="float" office:value="0" calcext:value-type="float">
            <text:p>0</text:p>
          </table:table-cell>
          <table:table-cell table:style-name="ce23" office:value-type="float" office:value="201050101001" calcext:value-type="float">
            <text:p>201050101001 </text:p>
          </table:table-cell>
          <table:table-cell table:style-name="ce84" office:value-type="string" office:string-value="En relación de Dependencia                                                      " calcext:value-type="string">
            <text:p><text:s/>En relación de Dependencia <text:s text:c="54"/></text:p>
          </table:table-cell>
          <table:table-cell table:style-name="ce113" office:value-type="float" office:value="0" calcext:value-type="float">
            <text:p>0</text:p>
          </table:table-cell>
          <table:table-cell table:style-name="ce158" table:formula="of:=+[.G27]-[.J2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201050401007" calcext:value-type="float">
            <text:p>201050401007 </text:p>
          </table:table-cell>
          <table:table-cell table:style-name="ce84" office:value-type="string" office:string-value="Reducción Jornada emergente Art. 47-1                                           " calcext:value-type="string">
            <text:p><text:s/>Reducción Jornada emergente Art. 47-1 <text:s text:c="43"/></text:p>
          </table:table-cell>
          <table:table-cell table:style-name="ce36"/>
          <table:table-cell table:style-name="ce113" office:value-type="float" office:value="8022.83" calcext:value-type="float">
            <text:p>8,023</text:p>
          </table:table-cell>
          <table:table-cell table:style-name="ce113" table:number-columns-repeated="2"/>
          <table:table-cell table:style-name="ce110" table:formula="of:=[.D28]+[.E28]-[.F28]" office:value-type="float" office:value="8022.83" calcext:value-type="float">
            <text:p>8,023</text:p>
          </table:table-cell>
          <table:table-cell table:style-name="ce23" office:value-type="float" office:value="201050401007" calcext:value-type="float">
            <text:p>201050401007 </text:p>
          </table:table-cell>
          <table:table-cell table:style-name="ce84" office:value-type="string" office:string-value="Reducción Jornada emergente Art. 47-1                                           " calcext:value-type="string">
            <text:p><text:s/>Reducción Jornada emergente Art. 47-1 <text:s text:c="43"/></text:p>
          </table:table-cell>
          <table:table-cell table:style-name="ce113" office:value-type="float" office:value="8022.83" calcext:value-type="float">
            <text:p>8,023</text:p>
          </table:table-cell>
          <table:table-cell table:style-name="ce158" table:formula="of:=+[.G28]-[.J28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201050401006" calcext:value-type="float">
            <text:p>201050401006 </text:p>
          </table:table-cell>
          <table:table-cell table:style-name="ce84" office:value-type="string" office:string-value="Liquidaciones de Haberes                                                        " calcext:value-type="string">
            <text:p><text:s/>Liquidaciones de Haberes <text:s text:c="56"/></text:p>
          </table:table-cell>
          <table:table-cell table:style-name="ce36"/>
          <table:table-cell table:style-name="ce113" office:value-type="float" office:value="1383.06" calcext:value-type="float">
            <text:p>1,383</text:p>
          </table:table-cell>
          <table:table-cell table:style-name="ce113" table:number-columns-repeated="2"/>
          <table:table-cell table:style-name="ce110" table:formula="of:=[.D29]+[.E29]-[.F29]" office:value-type="float" office:value="1383.06" calcext:value-type="float">
            <text:p>1,383</text:p>
          </table:table-cell>
          <table:table-cell table:style-name="ce23" office:value-type="float" office:value="201050401006" calcext:value-type="float">
            <text:p>201050401006 </text:p>
          </table:table-cell>
          <table:table-cell table:style-name="ce84" office:value-type="string" office:string-value="Liquidaciones de Haberes                                                        " calcext:value-type="string">
            <text:p><text:s/>Liquidaciones de Haberes <text:s text:c="56"/></text:p>
          </table:table-cell>
          <table:table-cell table:style-name="ce113" office:value-type="float" office:value="1739.99" calcext:value-type="float">
            <text:p>1,740</text:p>
          </table:table-cell>
          <table:table-cell table:style-name="ce158" table:formula="of:=+[.G29]-[.J29]" office:value-type="float" office:value="-356.93" calcext:value-type="float">
            <text:p>-35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301009" calcext:value-type="float">
            <text:p>201050301009 </text:p>
          </table:table-cell>
          <table:table-cell table:style-name="ce83" office:value-type="string" office:string-value="Retención pensión alimenticia                                                   " calcext:value-type="string">
            <text:p><text:s/>Retención pensión alimenticia <text:s text:c="51"/></text:p>
          </table:table-cell>
          <table:table-cell table:style-name="ce34"/>
          <table:table-cell table:style-name="ce111" office:value-type="float" office:value="901.18" calcext:value-type="float">
            <text:p>901</text:p>
          </table:table-cell>
          <table:table-cell table:style-name="ce111" table:number-columns-repeated="2"/>
          <table:table-cell table:style-name="ce110" table:formula="of:=[.D30]+[.E30]-[.F30]" office:value-type="float" office:value="901.18" calcext:value-type="float">
            <text:p>901</text:p>
          </table:table-cell>
          <table:table-cell table:style-name="ce11" office:value-type="float" office:value="201050301009" calcext:value-type="float">
            <text:p>201050301009 </text:p>
          </table:table-cell>
          <table:table-cell table:style-name="ce83" office:value-type="string" office:string-value="Retención pensión alimenticia                                                   " calcext:value-type="string">
            <text:p><text:s/>Retención pensión alimenticia <text:s text:c="51"/></text:p>
          </table:table-cell>
          <table:table-cell table:style-name="ce146" office:value-type="float" office:value="1050.74" calcext:value-type="float">
            <text:p>1,051</text:p>
          </table:table-cell>
          <table:table-cell table:style-name="ce158" table:formula="of:=+[.G30]-[.J30]" office:value-type="float" office:value="-149.56" calcext:value-type="float">
            <text:p>-15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4"/>
          <table:table-cell table:style-name="ce89"/>
          <table:table-cell table:style-name="ce104"/>
          <table:table-cell table:style-name="ce114" table:number-columns-repeated="3"/>
          <table:table-cell table:style-name="ce133"/>
          <table:table-cell table:style-name="ce24"/>
          <table:table-cell table:style-name="ce89"/>
          <table:table-cell table:style-name="ce114"/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16" table:formula="of:=SUM([.D9:.D31])" office:value-type="float" office:value="278198.43" calcext:value-type="float">
            <text:p>278,198</text:p>
          </table:table-cell>
          <table:table-cell table:style-name="ce116" table:formula="of:=SUM([.E9:.E31])" office:value-type="float" office:value="0" calcext:value-type="float">
            <text:p>0</text:p>
          </table:table-cell>
          <table:table-cell table:style-name="ce116" table:formula="of:=SUM([.F9:.F31])" office:value-type="float" office:value="0" calcext:value-type="float">
            <text:p>0</text:p>
          </table:table-cell>
          <table:table-cell table:style-name="ce116" table:formula="of:=SUM([.G9:.G31])" office:value-type="float" office:value="278198.43" calcext:value-type="float">
            <text:p>278,198</text:p>
          </table:table-cell>
          <table:table-cell table:style-name="ce41" table:number-columns-repeated="2"/>
          <table:table-cell table:style-name="ce116" table:formula="of:=SUM([.J9:.J31])" office:value-type="float" office:value="532104.45" calcext:value-type="float">
            <text:p>532,104</text:p>
          </table:table-cell>
          <table:table-cell table:style-name="ce159" table:formula="of:=SUM([.K9:.K31])" office:value-type="float" office:value="-253906.02" calcext:value-type="float">
            <text:p>-253,906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7" table:number-columns-repeated="12"/>
          <table:table-cell table:number-columns-repeated="1012"/>
        </table:table-row>
        <table:table-row table:style-name="ro2">
          <table:table-cell table:style-name="ce27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7" table:number-columns-repeated="4"/>
          <table:table-cell table:style-name="ce147"/>
          <table:table-cell table:style-name="ce27" table:number-columns-repeated="2"/>
          <table:table-cell table:number-columns-repeated="1012"/>
        </table:table-row>
        <table:table-row table:style-name="ro2">
          <table:table-cell table:style-name="ce27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7" table:number-columns-repeated="4"/>
          <table:table-cell table:style-name="ce148"/>
          <table:table-cell table:style-name="ce27" table:number-columns-repeated="2"/>
          <table:table-cell table:number-columns-repeated="1012"/>
        </table:table-row>
        <table:table-row table:style-name="ro2">
          <table:table-cell table:style-name="ce27"/>
          <table:table-cell table:style-name="ce54" table:number-columns-repeated="2"/>
          <table:table-cell table:style-name="ce124"/>
          <table:table-cell table:style-name="ce130"/>
          <table:table-cell table:style-name="ce27" table:number-columns-repeated="4"/>
          <table:table-cell table:style-name="ce147"/>
          <table:table-cell table:style-name="ce27" table:number-columns-repeated="2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Participación de trabajadores</text:p>
          </table:table-cell>
          <table:table-cell table:style-name="ce57"/>
          <table:table-cell table:style-name="ce125" table:formula="of:=[.G24]" office:value-type="float" office:value="-275.05" calcext:value-type="float">
            <text:p>-275</text:p>
          </table:table-cell>
          <table:table-cell table:style-name="ce125" table:formula="of:=[.J24]" office:value-type="float" office:value="222137.55" calcext:value-type="float">
            <text:p>222,138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Beneficios Sociales</text:p>
          </table:table-cell>
          <table:table-cell table:style-name="ce57"/>
          <table:table-cell table:style-name="ce125" table:formula="of:=SUM([.G11:.G14])" office:value-type="float" office:value="227164.56" calcext:value-type="float">
            <text:p>227,165</text:p>
          </table:table-cell>
          <table:table-cell table:style-name="ce125" table:formula="of:=SUM([.J11:.J14])" office:value-type="float" office:value="260500.73" calcext:value-type="float">
            <text:p>260,501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IESS por pagar</text:p>
          </table:table-cell>
          <table:table-cell table:style-name="ce57"/>
          <table:table-cell table:style-name="ce125" table:formula="of:=SUM([.G17:.G22])" office:value-type="float" office:value="41001.85" calcext:value-type="float">
            <text:p>41,002</text:p>
          </table:table-cell>
          <table:table-cell table:style-name="ce125" table:formula="of:=SUM([.J17:.J22])" office:value-type="float" office:value="38652.61" calcext:value-type="float">
            <text:p>38,653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Otras</text:p>
          </table:table-cell>
          <table:table-cell table:style-name="ce57"/>
          <table:table-cell table:style-name="ce125" table:formula="of:=SUM([.G27:.G30])" office:value-type="float" office:value="10307.07" calcext:value-type="float">
            <text:p>10,307</text:p>
          </table:table-cell>
          <table:table-cell table:style-name="ce125" table:formula="of:=SUM([.J27:.J30])" office:value-type="float" office:value="10813.56" calcext:value-type="float">
            <text:p>10,814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table:number-columns-repeated="2"/>
          <table:table-cell table:style-name="ce126" table:number-columns-repeated="2"/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16" table:formula="of:=+SUM([.D37:.D41])" office:value-type="float" office:value="278198.43" calcext:value-type="float">
            <text:p>278,198</text:p>
          </table:table-cell>
          <table:table-cell table:style-name="ce116" table:formula="of:=+SUM([.E37:.E41])" office:value-type="float" office:value="532104.45" calcext:value-type="float">
            <text:p>532,104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7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/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 table:number-rows-repeated="3">
          <table:table-cell table:style-name="ce27" table:number-columns-repeated="10"/>
          <table:table-cell table:style-name="ce67"/>
          <table:table-cell table:style-name="ce27"/>
          <table:table-cell table:number-columns-repeated="1012"/>
        </table:table-row>
        <table:table-row table:style-name="ro2" table:number-rows-repeated="4">
          <table:table-cell table:style-name="ce27" table:number-columns-repeated="12"/>
          <table:table-cell table:number-columns-repeated="101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65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68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69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1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$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</number:number-style>
    <number:number-style style:name="N17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number number:decimal-places="0" loext:min-decimal-places="0" number:min-integer-digits="1" number:grouping="true"/>
      <number:text>   </number:text>
    </number:number-style>
    <number:number-style style:name="N18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80P0"/>
    </number:number-style>
    <number:date-style style:name="N181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1">
      <number:text-content/>
      <style:map style:condition="value()&lt;=1.79769313486232E+308" style:apply-style-name="N181P0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3" loext:min-decimal-places="3" number:min-integer-digits="1" number:grouping="true"/>
    </number:number-style>
    <number:number-style style:name="N185">
      <number:number number:decimal-places="4" loext:min-decimal-places="4" number:min-integer-digits="1" number:grouping="true"/>
    </number:number-style>
    <number:number-style style:name="N186">
      <number:number number:decimal-places="4" loext:min-decimal-places="4" number:min-integer-digits="1"/>
    </number:number-style>
    <number:number-style style:name="N187">
      <number:number number:decimal-places="8" loext:min-decimal-places="8" number:min-integer-digits="1" number:grouping="true"/>
    </number:number-style>
    <number:number-style style:name="N188">
      <number:number number:decimal-places="0" loext:min-decimal-places="0" number:min-integer-digits="13"/>
    </number:number-style>
    <number:number-style style:name="N19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1" loext:min-decimal-places="1" number:min-integer-digits="1"/>
    </number:number-style>
    <number:number-style style:name="N193">
      <number:number number:decimal-places="3" loext:min-decimal-places="3" number:min-integer-digits="1"/>
    </number:number-style>
    <number:number-style style:name="N194">
      <number:number number:decimal-places="3" loext:min-decimal-places="3" number:min-integer-digits="0" number:grouping="true"/>
    </number:number-style>
    <number:number-style style:name="N195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4:44:36.9653965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06T14:45:00.026488164</dc:date>
    <meta:editing-cycles>9</meta:editing-cycles>
    <meta:editing-duration>PT59M23S</meta:editing-duration>
    <meta:document-statistic meta:table-count="1" meta:cell-count="189" meta:object-count="0"/>
  </office:meta>
</office:document-meta>
</file>